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bd3d44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192f5d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1546"/>
        </draw:layer-set>
        <draw:g draw:style-name="gr1" draw:id="shape1" svg:y="0.00000000038pt">
          <draw:rect draw:style-name="gr2" draw:id="shape2" draw:name="rect158" draw:layer="g1546" svg:width="632.32001600000pt" svg:height="25.60000000000pt" draw:transform="matrix(0.30048078000 0.00000000000 0.00000000000 0.30048078000 0.05889764083pt 15.38461641475pt)"/>
          <draw:rect draw:style-name="gr2" draw:id="shape3" draw:name="rect160" draw:layer="g1546" svg:width="632.32001600000pt" svg:height="25.60000000000pt" draw:transform="matrix(0.30048078000 0.00000000000 0.00000000000 0.30048078000 0.05889764083pt 30.76923235075pt)"/>
          <draw:rect draw:style-name="gr2" draw:id="shape4" draw:name="rect162" draw:layer="g1546" svg:width="632.32001600000pt" svg:height="25.60000000000pt" draw:transform="matrix(0.30048078000 0.00000000000 0.00000000000 0.30048078000 0.05889764083pt 46.15384828675pt)"/>
          <draw:rect draw:style-name="gr2" draw:id="shape5" draw:name="rect164" draw:layer="g1546" svg:width="632.32001600000pt" svg:height="25.60000000000pt" draw:transform="matrix(0.30048078000 0.00000000000 0.00000000000 0.30048078000 0.05889764083pt 61.53845941506pt)"/>
          <draw:rect draw:style-name="gr2" draw:id="shape6" draw:name="rect166" draw:layer="g1546" svg:width="632.32001600000pt" svg:height="25.60000000000pt" draw:transform="matrix(0.30048078000 0.00000000000 0.00000000000 0.30048078000 0.05889764083pt 76.92307535106pt)"/>
          <draw:rect draw:style-name="gr2" draw:id="shape7" draw:name="rect168" draw:layer="g1546" svg:width="632.32001600000pt" svg:height="25.60000000000pt" draw:transform="matrix(0.30048078000 0.00000000000 0.00000000000 0.30048078000 0.05889764083pt 92.30769128706pt)"/>
          <draw:g draw:style-name="gr1" draw:id="shape8" draw:name="g177" svg:y="7.69230796560pt">
            <draw:rect draw:style-name="gr3" draw:id="shape9" draw:name="rect157" draw:layer="g1546" svg:width="197.60000000000pt" svg:height="8.00000000000pt" draw:transform="matrix(0.96153849600 0.00000000000 0.00000000000 0.96153849600 0.05889764324pt 7.69230796598pt)"/>
            <draw:rect draw:style-name="gr3" draw:id="shape10" draw:name="rect159" draw:layer="g1546" svg:width="197.60000000000pt" svg:height="8.00000000000pt" draw:transform="matrix(0.96153849600 0.00000000000 0.00000000000 0.96153849600 0.05889764324pt 23.07692390198pt)"/>
            <draw:rect draw:style-name="gr3" draw:id="shape11" draw:name="rect161" draw:layer="g1546" svg:width="197.60000000000pt" svg:height="8.00000000000pt" draw:transform="matrix(0.96153849600 0.00000000000 0.00000000000 0.96153849600 0.05889764324pt 38.46153983798pt)"/>
            <draw:rect draw:style-name="gr3" draw:id="shape12" draw:name="rect163" draw:layer="g1546" svg:width="197.60000000000pt" svg:height="8.00000000000pt" draw:transform="matrix(0.96153849600 0.00000000000 0.00000000000 0.96153849600 0.05889764324pt 53.84615577398pt)"/>
            <draw:rect draw:style-name="gr3" draw:id="shape13" draw:name="rect165" draw:layer="g1546" svg:width="197.60000000000pt" svg:height="8.00000000000pt" draw:transform="matrix(0.96153849600 0.00000000000 0.00000000000 0.96153849600 0.05889764324pt 69.23077170998pt)"/>
            <draw:rect draw:style-name="gr3" draw:id="shape14" draw:name="rect167" draw:layer="g1546" svg:width="197.60000000000pt" svg:height="8.00000000000pt" draw:transform="matrix(0.96153849600 0.00000000000 0.00000000000 0.96153849600 0.05889764324pt 84.61538764598pt)"/>
          </draw:g>
          <draw:rect draw:style-name="gr2" draw:id="shape15" draw:name="rect1544" draw:layer="g1546" svg:width="632.32001600000pt" svg:height="25.60000000000pt" draw:transform="matrix(0.30048078000 0.00000000000 0.00000000000 0.30048078000 0.00000000411pt 0.00235150287pt)"/>
          <draw:rect draw:style-name="gr4" draw:id="shape16" draw:name="rect200" draw:layer="g1546" svg:width="252.92800000000pt" svg:height="179.20000000000pt" draw:transform="matrix(0.30048078000 0.00000000000 0.00000000000 0.30048078000 0.05889764083pt 0.00000000038pt)"/>
          <draw:g draw:style-name="gr1" draw:id="shape17" draw:name="g274" svg:y="2.30461531097pt">
            <draw:g draw:style-name="gr1" draw:id="shape18" draw:name="g218" svg:y="0.00000000000pt">
              <draw:g draw:style-name="gr1" draw:id="shape19" draw:name="g194" svg:y="0.00000000000pt">
                <draw:path draw:style-name="gr3" draw:id="shape20" draw:name="polygon207" draw:layer="g1546" svg:width="6.18713563518pt" svg:height="5.59631280588pt" draw:transform="matrix(0.96153849600 0.00000000000 0.00000000000 0.96153849600 3.46297691908pt 2.3046153113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21" draw:name="polygon188" draw:layer="g1546" svg:width="6.18713563518pt" svg:height="5.59631280588pt" draw:transform="matrix(0.96153849600 0.00000000000 0.00000000000 0.96153849600 16.12964429613pt 2.3046153113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22" draw:name="polygon189" draw:layer="g1546" svg:width="6.18713563518pt" svg:height="5.59631280588pt" draw:transform="matrix(0.96153849600 0.00000000000 0.00000000000 0.96153849600 28.79631398088pt 2.3046153113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23" draw:name="polygon190" draw:layer="g1546" svg:width="6.18713563518pt" svg:height="5.59631280588pt" draw:transform="matrix(0.96153849600 0.00000000000 0.00000000000 0.96153849600 41.46297597331pt 2.3046153113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24" draw:name="polygon191" draw:layer="g1546" svg:width="6.18713563518pt" svg:height="5.59631280588pt" draw:transform="matrix(0.96153849600 0.00000000000 0.00000000000 0.96153849600 54.12964565805pt 2.3046153113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25" draw:name="polygon192" draw:layer="g1546" svg:width="6.18713563518pt" svg:height="5.59631280588pt" draw:transform="matrix(0.96153849600 0.00000000000 0.00000000000 0.96153849600 66.79631534280pt 2.30461531135pt)" svg:viewBox="0 0 6 6" svg:d="M3.09357 0L3.82386 2.13761L6.18714 2.13761L4.2752 3.45872L5.0055 5.59631L3.09356 4.2752L1.18164 5.59631L1.91193 3.45872L0 2.13761L2.36327 2.13761Z" koffice:nodeTypes="ccccccccccc"/>
              </draw:g>
              <draw:g draw:style-name="gr1" draw:id="shape26" draw:name="g205" svg:y="5.38461557760pt">
                <draw:path draw:style-name="gr3" draw:id="shape27" draw:name="polygon193" draw:layer="g1546" svg:width="6.18713563518pt" svg:height="5.59631280588pt" draw:transform="matrix(0.96153849600 0.00000000000 0.00000000000 0.96153849600 9.79631329992pt 7.6892308889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28" draw:name="polygon201" draw:layer="g1546" svg:width="6.18713563518pt" svg:height="5.59631280588pt" draw:transform="matrix(0.96153849600 0.00000000000 0.00000000000 0.96153849600 22.46297529235pt 7.6892308889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29" draw:name="polygon202" draw:layer="g1546" svg:width="6.18713563518pt" svg:height="5.59631280588pt" draw:transform="matrix(0.96153849600 0.00000000000 0.00000000000 0.96153849600 35.12964497709pt 7.6892308889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30" draw:name="polygon203" draw:layer="g1546" svg:width="6.18713563518pt" svg:height="5.59631280588pt" draw:transform="matrix(0.96153849600 0.00000000000 0.00000000000 0.96153849600 47.79631466184pt 7.6892308889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31" draw:name="polygon204" draw:layer="g1546" svg:width="6.18713563518pt" svg:height="5.59631280588pt" draw:transform="matrix(0.96153849600 0.00000000000 0.00000000000 0.96153849600 60.46297665427pt 7.68923088895pt)" svg:viewBox="0 0 6 6" svg:d="M3.09357 0L3.82386 2.13761L6.18714 2.13761L4.2752 3.45872L5.0055 5.59631L3.09356 4.2752L1.18164 5.59631L1.91193 3.45872L0 2.13761L2.36327 2.13761Z" koffice:nodeTypes="ccccccccccc"/>
              </draw:g>
            </draw:g>
            <draw:g draw:style-name="gr1" draw:id="shape32" draw:name="g232" svg:y="10.76923115520pt">
              <draw:g draw:style-name="gr1" draw:id="shape33" draw:name="g233" svg:y="0.00000000000pt">
                <draw:path draw:style-name="gr3" draw:id="shape34" draw:name="polygon234" draw:layer="g1546" svg:width="6.18713563518pt" svg:height="5.59631280588pt" draw:transform="matrix(0.96153849600 0.00000000000 0.00000000000 0.96153849600 3.46297691908pt 13.0738464665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35" draw:name="polygon235" draw:layer="g1546" svg:width="6.18713563518pt" svg:height="5.59631280588pt" draw:transform="matrix(0.96153849600 0.00000000000 0.00000000000 0.96153849600 16.12964429613pt 13.0738464665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36" draw:name="polygon236" draw:layer="g1546" svg:width="6.18713563518pt" svg:height="5.59631280588pt" draw:transform="matrix(0.96153849600 0.00000000000 0.00000000000 0.96153849600 28.79631398088pt 13.0738464665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37" draw:name="polygon237" draw:layer="g1546" svg:width="6.18713563518pt" svg:height="5.59631280588pt" draw:transform="matrix(0.96153849600 0.00000000000 0.00000000000 0.96153849600 41.46297597331pt 13.0738464665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38" draw:name="polygon238" draw:layer="g1546" svg:width="6.18713563518pt" svg:height="5.59631280588pt" draw:transform="matrix(0.96153849600 0.00000000000 0.00000000000 0.96153849600 54.12964565805pt 13.0738464665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39" draw:name="polygon239" draw:layer="g1546" svg:width="6.18713563518pt" svg:height="5.59631280588pt" draw:transform="matrix(0.96153849600 0.00000000000 0.00000000000 0.96153849600 66.79631534280pt 13.07384646655pt)" svg:viewBox="0 0 6 6" svg:d="M3.09357 0L3.82386 2.13761L6.18714 2.13761L4.2752 3.45872L5.0055 5.59631L3.09356 4.2752L1.18164 5.59631L1.91193 3.45872L0 2.13761L2.36327 2.13761Z" koffice:nodeTypes="ccccccccccc"/>
              </draw:g>
              <draw:g draw:style-name="gr1" draw:id="shape40" draw:name="g240" svg:y="5.38461557760pt">
                <draw:path draw:style-name="gr3" draw:id="shape41" draw:name="polygon241" draw:layer="g1546" svg:width="6.18713563518pt" svg:height="5.59631280588pt" draw:transform="matrix(0.96153849600 0.00000000000 0.00000000000 0.96153849600 9.79631329992pt 18.4584620441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42" draw:name="polygon242" draw:layer="g1546" svg:width="6.18713563518pt" svg:height="5.59631280588pt" draw:transform="matrix(0.96153849600 0.00000000000 0.00000000000 0.96153849600 22.46297529235pt 18.4584620441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43" draw:name="polygon243" draw:layer="g1546" svg:width="6.18713563518pt" svg:height="5.59631280588pt" draw:transform="matrix(0.96153849600 0.00000000000 0.00000000000 0.96153849600 35.12964497709pt 18.4584620441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44" draw:name="polygon244" draw:layer="g1546" svg:width="6.18713563518pt" svg:height="5.59631280588pt" draw:transform="matrix(0.96153849600 0.00000000000 0.00000000000 0.96153849600 47.79631466184pt 18.4584620441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45" draw:name="polygon245" draw:layer="g1546" svg:width="6.18713563518pt" svg:height="5.59631280588pt" draw:transform="matrix(0.96153849600 0.00000000000 0.00000000000 0.96153849600 60.46297665427pt 18.45846204415pt)" svg:viewBox="0 0 6 6" svg:d="M3.09357 0L3.82386 2.13761L6.18714 2.13761L4.2752 3.45872L5.0055 5.59631L3.09356 4.2752L1.18164 5.59631L1.91193 3.45872L0 2.13761L2.36327 2.13761Z" koffice:nodeTypes="ccccccccccc"/>
              </draw:g>
            </draw:g>
            <draw:g draw:style-name="gr1" draw:id="shape46" draw:name="g246" svg:y="21.53846231040pt">
              <draw:g draw:style-name="gr1" draw:id="shape47" draw:name="g247" svg:y="0.00000000000pt">
                <draw:path draw:style-name="gr3" draw:id="shape48" draw:name="polygon248" draw:layer="g1546" svg:width="6.18713563518pt" svg:height="5.59631280588pt" draw:transform="matrix(0.96153849600 0.00000000000 0.00000000000 0.96153849600 3.46297691908pt 23.8430776217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49" draw:name="polygon249" draw:layer="g1546" svg:width="6.18713563518pt" svg:height="5.59631280588pt" draw:transform="matrix(0.96153849600 0.00000000000 0.00000000000 0.96153849600 16.12964429613pt 23.8430776217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50" draw:name="polygon250" draw:layer="g1546" svg:width="6.18713563518pt" svg:height="5.59631280588pt" draw:transform="matrix(0.96153849600 0.00000000000 0.00000000000 0.96153849600 28.79631398088pt 23.8430776217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51" draw:name="polygon251" draw:layer="g1546" svg:width="6.18713563518pt" svg:height="5.59631280588pt" draw:transform="matrix(0.96153849600 0.00000000000 0.00000000000 0.96153849600 41.46297597331pt 23.8430776217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52" draw:name="polygon252" draw:layer="g1546" svg:width="6.18713563518pt" svg:height="5.59631280588pt" draw:transform="matrix(0.96153849600 0.00000000000 0.00000000000 0.96153849600 54.12964565805pt 23.8430776217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53" draw:name="polygon253" draw:layer="g1546" svg:width="6.18713563518pt" svg:height="5.59631280588pt" draw:transform="matrix(0.96153849600 0.00000000000 0.00000000000 0.96153849600 66.79631534280pt 23.84307762175pt)" svg:viewBox="0 0 6 6" svg:d="M3.09357 0L3.82386 2.13761L6.18714 2.13761L4.2752 3.45872L5.0055 5.59631L3.09356 4.2752L1.18164 5.59631L1.91193 3.45872L0 2.13761L2.36327 2.13761Z" koffice:nodeTypes="ccccccccccc"/>
              </draw:g>
              <draw:g draw:style-name="gr1" draw:id="shape54" draw:name="g254" svg:y="5.38461557760pt">
                <draw:path draw:style-name="gr3" draw:id="shape55" draw:name="polygon255" draw:layer="g1546" svg:width="6.18713563518pt" svg:height="5.59631280588pt" draw:transform="matrix(0.96153849600 0.00000000000 0.00000000000 0.96153849600 9.79631329992pt 29.2276931993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56" draw:name="polygon256" draw:layer="g1546" svg:width="6.18713563518pt" svg:height="5.59631280588pt" draw:transform="matrix(0.96153849600 0.00000000000 0.00000000000 0.96153849600 22.46297529235pt 29.2276931993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57" draw:name="polygon257" draw:layer="g1546" svg:width="6.18713563518pt" svg:height="5.59631280588pt" draw:transform="matrix(0.96153849600 0.00000000000 0.00000000000 0.96153849600 35.12964497709pt 29.2276931993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58" draw:name="polygon258" draw:layer="g1546" svg:width="6.18713563518pt" svg:height="5.59631280588pt" draw:transform="matrix(0.96153849600 0.00000000000 0.00000000000 0.96153849600 47.79631466184pt 29.2276931993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59" draw:name="polygon259" draw:layer="g1546" svg:width="6.18713563518pt" svg:height="5.59631280588pt" draw:transform="matrix(0.96153849600 0.00000000000 0.00000000000 0.96153849600 60.46297665427pt 29.22769319935pt)" svg:viewBox="0 0 6 6" svg:d="M3.09357 0L3.82386 2.13761L6.18714 2.13761L4.2752 3.45872L5.0055 5.59631L3.09356 4.2752L1.18164 5.59631L1.91193 3.45872L0 2.13761L2.36327 2.13761Z" koffice:nodeTypes="ccccccccccc"/>
              </draw:g>
            </draw:g>
            <draw:g draw:style-name="gr1" draw:id="shape60" draw:name="g260" svg:y="32.30769346560pt">
              <draw:g draw:style-name="gr1" draw:id="shape61" draw:name="g261" svg:y="0.00000000000pt">
                <draw:path draw:style-name="gr3" draw:id="shape62" draw:name="polygon262" draw:layer="g1546" svg:width="6.18713563518pt" svg:height="5.59631280588pt" draw:transform="matrix(0.96153849600 0.00000000000 0.00000000000 0.96153849600 3.46297691908pt 34.6123087769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63" draw:name="polygon263" draw:layer="g1546" svg:width="6.18713563518pt" svg:height="5.59631280588pt" draw:transform="matrix(0.96153849600 0.00000000000 0.00000000000 0.96153849600 16.12964429613pt 34.6123087769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64" draw:name="polygon264" draw:layer="g1546" svg:width="6.18713563518pt" svg:height="5.59631280588pt" draw:transform="matrix(0.96153849600 0.00000000000 0.00000000000 0.96153849600 28.79631398088pt 34.6123087769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65" draw:name="polygon265" draw:layer="g1546" svg:width="6.18713563518pt" svg:height="5.59631280588pt" draw:transform="matrix(0.96153849600 0.00000000000 0.00000000000 0.96153849600 41.46297597331pt 34.6123087769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66" draw:name="polygon266" draw:layer="g1546" svg:width="6.18713563518pt" svg:height="5.59631280588pt" draw:transform="matrix(0.96153849600 0.00000000000 0.00000000000 0.96153849600 54.12964565805pt 34.6123087769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67" draw:name="polygon267" draw:layer="g1546" svg:width="6.18713563518pt" svg:height="5.59631280588pt" draw:transform="matrix(0.96153849600 0.00000000000 0.00000000000 0.96153849600 66.79631534280pt 34.61230877695pt)" svg:viewBox="0 0 6 6" svg:d="M3.09357 0L3.82386 2.13761L6.18714 2.13761L4.2752 3.45872L5.0055 5.59631L3.09356 4.2752L1.18164 5.59631L1.91193 3.45872L0 2.13761L2.36327 2.13761Z" koffice:nodeTypes="ccccccccccc"/>
              </draw:g>
              <draw:g draw:style-name="gr1" draw:id="shape68" draw:name="g268" svg:y="5.38461557760pt">
                <draw:path draw:style-name="gr3" draw:id="shape69" draw:name="polygon269" draw:layer="g1546" svg:width="6.18713563518pt" svg:height="5.59631280588pt" draw:transform="matrix(0.96153849600 0.00000000000 0.00000000000 0.96153849600 9.79631329992pt 39.9969243545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70" draw:name="polygon270" draw:layer="g1546" svg:width="6.18713563518pt" svg:height="5.59631280588pt" draw:transform="matrix(0.96153849600 0.00000000000 0.00000000000 0.96153849600 22.46297529235pt 39.9969243545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71" draw:name="polygon271" draw:layer="g1546" svg:width="6.18713563518pt" svg:height="5.59631280588pt" draw:transform="matrix(0.96153849600 0.00000000000 0.00000000000 0.96153849600 35.12964497709pt 39.9969243545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72" draw:name="polygon272" draw:layer="g1546" svg:width="6.18713563518pt" svg:height="5.59631280588pt" draw:transform="matrix(0.96153849600 0.00000000000 0.00000000000 0.96153849600 47.79631466184pt 39.99692435455pt)" svg:viewBox="0 0 6 6" svg:d="M3.09357 0L3.82386 2.13761L6.18714 2.13761L4.2752 3.45872L5.0055 5.59631L3.09356 4.2752L1.18164 5.59631L1.91193 3.45872L0 2.13761L2.36327 2.13761Z" koffice:nodeTypes="ccccccccccc"/>
                <draw:path draw:style-name="gr3" draw:id="shape73" draw:name="polygon273" draw:layer="g1546" svg:width="6.18713563518pt" svg:height="5.59631280588pt" draw:transform="matrix(0.96153849600 0.00000000000 0.00000000000 0.96153849600 60.46297665427pt 39.99692435455pt)" svg:viewBox="0 0 6 6" svg:d="M3.09357 0L3.82386 2.13761L6.18714 2.13761L4.2752 3.45872L5.0055 5.59631L3.09356 4.2752L1.18164 5.59631L1.91193 3.45872L0 2.13761L2.36327 2.13761Z" koffice:nodeTypes="ccccccccccc"/>
              </draw:g>
            </draw:g>
            <draw:g draw:style-name="gr1" draw:id="shape74" draw:name="g211" svg:y="43.07692462080pt">
              <draw:path draw:style-name="gr3" draw:id="shape75" draw:name="polygon212" draw:layer="g1546" svg:width="6.18713563518pt" svg:height="5.59631280588pt" draw:transform="matrix(0.96153849600 0.00000000000 0.00000000000 0.96153849600 3.46297691908pt 45.38153993215pt)" svg:viewBox="0 0 6 6" svg:d="M3.09357 0L3.82386 2.13761L6.18714 2.13761L4.2752 3.45872L5.0055 5.59631L3.09356 4.2752L1.18164 5.59631L1.91193 3.45872L0 2.13761L2.36327 2.13761Z" koffice:nodeTypes="ccccccccccc"/>
              <draw:path draw:style-name="gr3" draw:id="shape76" draw:name="polygon213" draw:layer="g1546" svg:width="6.18713563518pt" svg:height="5.59631280588pt" draw:transform="matrix(0.96153849600 0.00000000000 0.00000000000 0.96153849600 16.12964429613pt 45.38153993215pt)" svg:viewBox="0 0 6 6" svg:d="M3.09357 0L3.82386 2.13761L6.18714 2.13761L4.2752 3.45872L5.0055 5.59631L3.09356 4.2752L1.18164 5.59631L1.91193 3.45872L0 2.13761L2.36327 2.13761Z" koffice:nodeTypes="ccccccccccc"/>
              <draw:path draw:style-name="gr3" draw:id="shape77" draw:name="polygon214" draw:layer="g1546" svg:width="6.18713563518pt" svg:height="5.59631280588pt" draw:transform="matrix(0.96153849600 0.00000000000 0.00000000000 0.96153849600 28.79631398088pt 45.38153993215pt)" svg:viewBox="0 0 6 6" svg:d="M3.09357 0L3.82386 2.13761L6.18714 2.13761L4.2752 3.45872L5.0055 5.59631L3.09356 4.2752L1.18164 5.59631L1.91193 3.45872L0 2.13761L2.36327 2.13761Z" koffice:nodeTypes="ccccccccccc"/>
              <draw:path draw:style-name="gr3" draw:id="shape78" draw:name="polygon215" draw:layer="g1546" svg:width="6.18713563518pt" svg:height="5.59631280588pt" draw:transform="matrix(0.96153849600 0.00000000000 0.00000000000 0.96153849600 41.46297597331pt 45.38153993215pt)" svg:viewBox="0 0 6 6" svg:d="M3.09357 0L3.82386 2.13761L6.18714 2.13761L4.2752 3.45872L5.0055 5.59631L3.09356 4.2752L1.18164 5.59631L1.91193 3.45872L0 2.13761L2.36327 2.13761Z" koffice:nodeTypes="ccccccccccc"/>
              <draw:path draw:style-name="gr3" draw:id="shape79" draw:name="polygon216" draw:layer="g1546" svg:width="6.18713563518pt" svg:height="5.59631280588pt" draw:transform="matrix(0.96153849600 0.00000000000 0.00000000000 0.96153849600 54.12964565805pt 45.38153993215pt)" svg:viewBox="0 0 6 6" svg:d="M3.09357 0L3.82386 2.13761L6.18714 2.13761L4.2752 3.45872L5.0055 5.59631L3.09356 4.2752L1.18164 5.59631L1.91193 3.45872L0 2.13761L2.36327 2.13761Z" koffice:nodeTypes="ccccccccccc"/>
              <draw:path draw:style-name="gr3" draw:id="shape80" draw:name="polygon217" draw:layer="g1546" svg:width="6.18713563518pt" svg:height="5.59631280588pt" draw:transform="matrix(0.96153849600 0.00000000000 0.00000000000 0.96153849600 66.79631534280pt 45.38153993215pt)" svg:viewBox="0 0 6 6" svg:d="M3.09357 0L3.82386 2.13761L6.18714 2.13761L4.2752 3.45872L5.0055 5.59631L3.09356 4.2752L1.18164 5.59631L1.91193 3.45872L0 2.13761L2.36327 2.13761Z" koffice:nodeTypes="ccccccccccc"/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5:02</dc:date>
    <meta:creation-date>2011-05-22T06:11:13</meta:creation-date>
    <dc:creator>Yue Liu</dc:creator>
  </office:meta>
</office:document-meta>
</file>